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Caviar Dreams" svg:font-family="'Caviar Dreams'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fo:break-before="column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7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1.B7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>
      <style:table-properties style:width="16.993cm" fo:margin-left="-0.39cm" fo:margin-top="0cm" fo:margin-bottom="0cm" table:align="left" style:writing-mode="lr-tb"/>
    </style:style>
    <style:style style:name="Table6.A" style:family="table-column">
      <style:table-column-properties style:column-width="5.801cm"/>
    </style:style>
    <style:style style:name="Table6.B" style:family="table-column">
      <style:table-column-properties style:column-width="11.19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66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714cm" fo:keep-together="auto"/>
    </style:style>
    <style:style style:name="Table6.4" style:family="table-row">
      <style:table-row-properties style:min-row-height="0.691cm" fo:keep-together="auto"/>
    </style:style>
    <style:style style:name="Table6.6" style:family="table-row">
      <style:table-row-properties style:min-row-height="0.501cm" fo:keep-together="auto"/>
    </style:style>
    <style:style style:name="Table6.7" style:family="table-row">
      <style:table-row-properties style:min-row-height="0.432cm" fo:keep-together="auto"/>
    </style:style>
    <style:style style:name="Table6.8" style:family="table-row">
      <style:table-row-properties style:min-row-height="0.485cm" fo:keep-together="auto"/>
    </style:style>
    <style:style style:name="Table6.9" style:family="table-row">
      <style:table-row-properties style:min-row-height="0.953cm" fo:keep-together="auto"/>
    </style:style>
    <style:style style:name="Table6.10" style:family="table-row">
      <style:table-row-properties style:min-row-height="0.594cm" fo:keep-together="auto"/>
    </style:style>
    <style:style style:name="Table6.11" style:family="table-row">
      <style:table-row-properties style:min-row-height="0.647cm" fo:keep-together="auto"/>
    </style:style>
    <style:style style:name="Table6.12" style:family="table-row">
      <style:table-row-properties style:min-row-height="0.58cm" fo:keep-together="auto"/>
    </style:style>
    <style:style style:name="Table6.A1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6.B1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" style:family="table">
      <style:table-properties style:width="17cm" fo:margin-left="-0.39cm" fo:margin-top="0cm" fo:margin-bottom="0.199cm" table:align="left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13.4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1.B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68b39" style:font-name-asian="Caviar Dreams2" style:font-size-asian="10pt" style:font-style-asian="normal" style:font-weight-asian="normal" style:font-name-complex="Caviar Dreams2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ba80" officeooo:paragraph-rsid="0024ba80" style:font-name-asian="Caviar Dreams2" style:font-size-asian="10pt" style:font-style-asian="normal" style:font-weight-asian="normal" style:font-name-complex="Caviar Dreams2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8b39" officeooo:paragraph-rsid="00268b39" style:font-name-asian="Caviar Dreams2" style:font-size-asian="10pt" style:font-style-asian="normal" style:font-weight-asian="normal" style:font-name-complex="Caviar Dreams2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8b39" officeooo:paragraph-rsid="00268b39" style:font-name-asian="Caviar Dreams2" style:font-size-asian="10pt" style:font-style-asian="normal" style:font-weight-asian="normal" style:font-name-complex="Caviar Dreams2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83f71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2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3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15" style:family="paragraph" style:parent-style-name="Standard">
      <style:paragraph-properties fo:text-align="justify" style:justify-single-word="false"/>
      <style:text-properties style:font-name="Caviar Dreams"/>
    </style:style>
    <style:style style:name="P16" style:family="paragraph" style:parent-style-name="Standard" style:list-style-name="WWNum9">
      <style:text-properties officeooo:paragraph-rsid="00294848"/>
    </style:style>
    <style:style style:name="P17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keep-together="auto" fo:orphans="2" fo:widows="2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18" style:family="paragraph" style:parent-style-name="Standard" style:list-style-name="WWNum9">
      <style:paragraph-properties fo:margin-top="0cm" fo:margin-bottom="0cm" loext:contextual-spacing="false" fo:line-height="100%" fo:text-align="start" style:justify-single-word="false" fo:keep-together="auto" fo:orphans="2" fo:widows="2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19" style:family="paragraph" style:parent-style-name="Standard" style:list-style-name="WWNum9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20" style:family="paragraph" style:parent-style-name="Standard" style:list-style-name="WWNum9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officeooo:paragraph-rsid="00294848" style:font-name-asian="Caviar Dreams2" style:font-size-asian="10pt" style:font-style-asian="italic" style:font-weight-asian="bold" style:font-name-complex="Caviar Dreams2" style:font-size-complex="10pt"/>
    </style:style>
    <style:style style:name="P2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83f71" style:font-name-asian="Caviar Dreams2" style:font-size-asian="10pt" style:font-style-asian="normal" style:font-weight-asian="normal" style:font-name-complex="Caviar Dreams2" style:font-size-complex="10pt"/>
    </style:style>
    <style:style style:name="P23" style:family="paragraph" style:parent-style-name="Standard" style:list-style-name="WWNum9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24" style:family="paragraph" style:parent-style-name="Standard" style:list-style-name="WWNum9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25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officeooo:paragraph-rsid="00283f71"/>
    </style:style>
    <style:style style:name="P2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/>
      <style:text-properties officeooo:paragraph-rsid="00283f7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b023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83f71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94848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6ac1" officeooo:paragraph-rsid="00294848" style:font-name-asian="Caviar Dreams2" style:font-size-asian="10pt" style:font-style-asian="normal" style:font-weight-asian="normal" style:font-name-complex="Caviar Dreams2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afaad" officeooo:paragraph-rsid="002afaad" style:font-name-asian="Caviar Dreams2" style:font-size-asian="10pt" style:font-style-asian="normal" style:font-weight-asian="normal" style:font-name-complex="Caviar Dreams2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Caviar Dreams1" fo:font-size="10.5pt" fo:language="fr" fo:country="FR" fo:font-style="normal" style:text-underline-style="none" fo:font-weight="normal" officeooo:rsid="0023b023" officeooo:paragraph-rsid="00294848" style:font-name-asian="Caviar Dreams2" style:font-size-asian="10.5pt" style:font-style-asian="normal" style:font-weight-asian="normal" style:font-name-complex="Caviar Dreams2" style:font-size-complex="10.5pt" style:font-weight-complex="normal"/>
    </style:style>
    <style:style style:name="P33" style:family="paragraph" style:parent-style-name="Standard">
      <style:paragraph-properties fo:margin-top="0cm" fo:margin-bottom="0.199cm" loext:contextual-spacing="false" fo:line-height="100%"/>
      <style:text-properties fo:language="fr" fo:country="FR"/>
    </style:style>
    <style:style style:name="P34" style:family="paragraph" style:parent-style-name="Text_20_body" style:list-style-name="WWNum9"/>
    <style:style style:name="P35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P36" style:family="paragraph" style:parent-style-name="Heading_20_2" style:list-style-name="WWNum9">
      <style:text-properties officeooo:rsid="00238c28" officeooo:paragraph-rsid="00294848"/>
    </style:style>
    <style:style style:name="P37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38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39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P40" style:family="paragraph" style:parent-style-name="Subtitle">
      <style:paragraph-properties fo:margin-top="0cm" fo:margin-bottom="0.199cm" loext:contextual-spacing="false" fo:line-height="100%"/>
      <style:text-properties fo:language="fr" fo:country="FR"/>
    </style:style>
    <style:style style:name="P41" style:family="paragraph" style:parent-style-name="Preformatted_20_Text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660e7a" style:text-line-through-style="none" style:text-line-through-type="none" style:text-position="0% 100%" style:font-name="DejaVu Sans Mono" fo:font-size="10pt" fo:language="fr" fo:country="FR" fo:font-style="italic" style:text-underline-style="none" fo:font-weight="bold" officeooo:rsid="0024ba80" officeooo:paragraph-rsid="0024ba80" fo:background-color="#f7faff" style:font-name-asian="Caviar Dreams2" style:font-size-asian="10pt" style:font-style-asian="normal" style:font-weight-asian="normal" style:font-name-complex="Caviar Dreams2" style:font-size-complex="10pt"/>
    </style:style>
    <style:style style:name="P42" style:family="paragraph" style:parent-style-name="Preformatted_20_Text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660e7a" style:text-line-through-style="none" style:text-line-through-type="none" style:text-position="0% 100%" style:font-name="DejaVu Sans Mono" fo:font-size="10pt" fo:language="fr" fo:country="FR" fo:font-style="italic" style:text-underline-style="none" fo:font-weight="bold" officeooo:rsid="0024ba80" officeooo:paragraph-rsid="0024ba80" style:font-name-asian="Caviar Dreams2" style:font-size-asian="10pt" style:font-style-asian="normal" style:font-weight-asian="normal" style:font-name-complex="Caviar Dreams2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8607f" style:font-name-asian="Caviar Dreams2" style:font-size-asian="10pt" style:font-style-asian="normal" style:font-weight-asian="normal" style:font-name-complex="Caviar Dreams2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e2ce7" style:font-name-asian="Caviar Dreams2" style:font-size-asian="10pt" style:font-style-asian="normal" style:font-weight-asian="normal" style:font-name-complex="Caviar Dreams2" style:font-size-complex="10pt"/>
    </style:style>
    <style:style style:name="T5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6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7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94848" style:font-name-asian="Caviar Dreams2" style:font-size-asian="10pt" style:font-style-asian="italic" style:font-weight-asian="bold" style:font-name-complex="Caviar Dreams2" style:font-size-complex="10pt"/>
    </style:style>
    <style:style style:name="T8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9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94848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0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21f0ae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1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283f71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language="fr" fo:country="FR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08607f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4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0e2ce7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83f71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08607f" style:font-name-asian="Caviar Dreams2" style:font-size-asian="10pt" style:font-style-asian="normal" style:font-weight-asian="normal" style:font-name-complex="Caviar Dreams2" style:font-size-complex="10pt" style:font-style-complex="normal" style:font-weight-complex="normal"/>
    </style:style>
    <style:style style:name="T17" style:family="text">
      <style:text-properties officeooo:rsid="001e63e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43993" style:font-weight-asian="bold" style:font-weight-complex="bold"/>
    </style:style>
    <style:style style:name="T20" style:family="text">
      <style:text-properties fo:font-weight="bold" officeooo:rsid="00291b93" style:font-weight-asian="bold" style:font-weight-complex="bold"/>
    </style:style>
    <style:style style:name="T21" style:family="text">
      <style:text-properties fo:font-weight="bold" officeooo:rsid="002afaad" style:font-weight-asian="bold" style:font-weight-complex="bold"/>
    </style:style>
    <style:style style:name="T22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4169e1" fo:font-style="italic" fo:font-weight="bold" officeooo:rsid="00283f71" style:font-style-asian="italic" style:font-weight-asian="bold" style:font-style-complex="italic" style:font-weight-complex="bold"/>
    </style:style>
    <style:style style:name="T24" style:family="text">
      <style:text-properties fo:color="#4169e1" fo:font-style="italic" fo:font-weight="bold" officeooo:rsid="00294848" style:font-style-asian="italic" style:font-weight-asian="bold" style:font-style-complex="italic" style:font-weight-complex="bold"/>
    </style:style>
    <style:style style:name="T25" style:family="text">
      <style:text-properties fo:color="#4169e1" fo:font-style="italic" fo:font-weight="bold" officeooo:rsid="00238c28" style:font-style-asian="italic" style:font-weight-asian="bold" style:font-style-complex="italic" style:font-weight-complex="bold"/>
    </style:style>
    <style:style style:name="T26" style:family="text">
      <style:text-properties fo:color="#4169e1" fo:font-style="italic" fo:font-weight="bold" officeooo:rsid="0021f0ae" style:font-style-asian="italic" style:font-weight-asian="bold" style:font-style-complex="italic" style:font-weight-complex="bold"/>
    </style:style>
    <style:style style:name="T27" style:family="text">
      <style:text-properties fo:color="#4169e1" fo:font-style="italic" fo:font-weight="bold" officeooo:rsid="00283f71" style:font-style-asian="italic" style:font-weight-asian="bold"/>
    </style:style>
    <style:style style:name="T28" style:family="text">
      <style:text-properties fo:color="#4169e1" fo:font-style="italic" fo:font-weight="bold" officeooo:rsid="0023b023" style:font-style-asian="italic" style:font-weight-asian="bold"/>
    </style:style>
    <style:style style:name="T29" style:family="text">
      <style:text-properties fo:color="#4169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officeooo:rsid="0023ab7d"/>
    </style:style>
    <style:style style:name="T31" style:family="text">
      <style:text-properties fo:background-color="#f7faff" loext:char-shading-value="0"/>
    </style:style>
    <style:style style:name="T32" style:family="text">
      <style:text-properties style:use-window-font-color="true" style:font-name="Caviar Dreams" fo:font-style="normal" fo:font-weight="normal" style:font-style-complex="normal" style:font-weight-complex="normal"/>
    </style:style>
    <style:style style:name="T33" style:family="text">
      <style:text-properties style:use-window-font-color="true" style:font-name="Caviar Dreams" fo:font-style="normal" fo:font-weight="normal" fo:background-color="#f7faff" loext:char-shading-value="0" style:font-style-complex="normal" style:font-weight-complex="normal"/>
    </style:style>
    <style:style style:name="T34" style:family="text">
      <style:text-properties officeooo:rsid="00238c28"/>
    </style:style>
    <style:style style:name="T35" style:family="text">
      <style:text-properties officeooo:rsid="00283f71"/>
    </style:style>
    <style:style style:name="T3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84d1" fo:font-style="italic" fo:font-weight="bold" officeooo:rsid="00283f71" style:font-style-asian="italic" style:font-weight-asian="bold" style:font-style-complex="italic" style:font-weight-complex="bold"/>
    </style:style>
    <style:style style:name="T38" style:family="text">
      <style:text-properties style:font-style-complex="italic" style:font-weight-complex="bold"/>
    </style:style>
    <style:style style:name="T39" style:family="text">
      <style:text-properties officeooo:rsid="00283f71" style:font-style-complex="italic" style:font-weight-complex="bold"/>
    </style:style>
    <style:style style:name="T40" style:family="text">
      <style:text-properties officeooo:rsid="00294848"/>
    </style:style>
    <style:style style:name="T41" style:family="text">
      <style:text-properties fo:language="fr" fo:country="FR"/>
    </style:style>
    <style:style style:name="T42" style:family="text">
      <style:text-properties fo:color="#000000" fo:font-size="10pt" officeooo:rsid="00294848" style:font-size-asian="10pt" style:font-size-complex="10pt"/>
    </style:style>
    <style:style style:name="T43" style:family="text">
      <style:text-properties officeooo:rsid="00243993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font-style="italic" fo:font-weight="bold" officeooo:rsid="00243993" style:font-style-asian="italic" style:font-weight-asian="bold" style:font-style-complex="italic" style:font-weight-complex="bold"/>
    </style:style>
    <style:style style:name="T46" style:family="text">
      <style:text-properties officeooo:rsid="00291b93"/>
    </style:style>
    <style:style style:name="T47" style:family="text">
      <style:text-properties officeooo:rsid="002afaad"/>
    </style:style>
    <style:style style:name="T48" style:family="text">
      <style:text-properties fo:color="#660e7a" style:font-name="DejaVu Sans Mono" fo:font-style="italic" fo:font-weight="bold" officeooo:rsid="0024ba80" fo:background-color="#f7fa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O<text:span text:style-name="T17">DInput</text:span> – Object <text:span text:style-name="T30">zone de saisie</text:span></text:p>
      <text:p text:style-name="P40">objet <text:span text:style-name="T30">zone de saisie multiple</text:span></text:p>
      <text:p text:style-name="P33"/>
      <text:p text:style-name="Standard">l’objet <text:span text:style-name="T10">OD</text:span><text:span text:style-name="T11">Input</text:span> hérite de l’objet <text:span text:style-name="T10">ODContained</text:span> pour la base de ses attributs et méthodes.</text:p>
      <text:p text:style-name="Standard"/>
      <text:p text:style-name="P9">On peut affecter à <text:span text:style-name="T35">la zone de saisie</text:span> un type de fonctionnement : </text:p>
      <text:list xml:id="list212610016" text:style-name="L1">
        <text:list-item>
          <text:p text:style-name="P17"><text:span text:style-name="T27">TEXT</text:span><text:span text:style-name="T36"><text:tab/><text:tab/></text:span>= <text:span text:style-name="T35">type de saisie par défaut</text:span>, <text:span text:style-name="T35">autorisant tout type de caractère affichable,</text:span></text:p>
        </text:list-item>
        <text:list-item>
          <text:p text:style-name="P17"><text:span text:style-name="T23">PASSWORD</text:span><text:span text:style-name="T37"> <text:tab/></text:span><text:span text:style-name="T38">= </text:span><text:span text:style-name="T39">mode de saisie des mots de passe, ou chaque caractère est remplacé par une étoile (‘*’),</text:span></text:p>
        </text:list-item>
        <text:list-item>
          <text:p text:style-name="P17"><text:span text:style-name="T23">HIDDEN</text:span><text:span text:style-name="T36"><text:tab/><text:tab/></text:span>= <text:span text:style-name="T35">mode caché, par de zone de saisie, juste une variable récupérable ensuite,</text:span></text:p>
        </text:list-item>
        <text:list-item>
          <text:p text:style-name="P17"><text:span text:style-name="T23">NUMBER</text:span><text:span text:style-name="T37"> <text:tab/></text:span>= <text:span text:style-name="T35">mode saisie de chiffre seulement.</text:span></text:p>
        </text:list-item>
      </text:list>
      <text:p text:style-name="P11"/>
      <text:list xml:id="list19910160" text:style-name="WWNum9">
        <text:list-item>
          <text:p text:style-name="P35">Les attributs de <text:span text:style-name="T17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ttribut</text:p>
          </table:table-cell>
          <table:table-cell table:style-name="Table1.B1" office:value-type="string">
            <text:p text:style-name="P2">Explications</text:p>
          </table:table-cell>
        </table:table-row>
        <table:table-row table:style-name="Table1.1">
          <table:table-cell table:style-name="Table1.A2" office:value-type="string">
            <text:p text:style-name="P10">type</text:p>
          </table:table-cell>
          <table:table-cell table:style-name="Table1.B2" office:value-type="string">
            <text:p text:style-name="P5">Type de saisie à exécuter :</text:p>
            <text:list xml:id="list175983191" text:style-name="L2">
              <text:list-item>
                <text:p text:style-name="P41">INPTYPE_TEXT <text:s text:c="4"/><text:span text:style-name="T32">mode texte</text:span></text:p>
              </text:list-item>
              <text:list-item>
                <text:p text:style-name="P41">INPTYPE_PASSWORD <text:span text:style-name="T32">mode mot de passe (des étoiles)</text:span></text:p>
              </text:list-item>
              <text:list-item>
                <text:p text:style-name="P41">INPTYPE_HIDDEN <text:s text:c="2"/><text:span text:style-name="T32">mode caché (pas visible mais présent)</text:span></text:p>
              </text:list-item>
              <text:list-item>
                <text:p text:style-name="P42"><text:span text:style-name="T31">INPTYPE_NUMBER <text:s text:c="2"/></text:span><text:span text:style-name="T33">saisie de nombre seulement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0">size</text:p>
          </table:table-cell>
          <table:table-cell table:style-name="Table1.B2" office:value-type="string">
            <text:p text:style-name="P6">Taille en caractères de la zone de saisie affiché à l’écran</text:p>
          </table:table-cell>
        </table:table-row>
        <table:table-row table:style-name="Table1.1">
          <table:table-cell table:style-name="Table1.A2" office:value-type="string">
            <text:p text:style-name="P10">maxLength</text:p>
          </table:table-cell>
          <table:table-cell table:style-name="Table1.B2" office:value-type="string">
            <text:p text:style-name="P7">Taille maximale <text:span text:style-name="T35">en caractères </text:span>de la zone de saisie</text:p>
          </table:table-cell>
        </table:table-row>
        <table:table-row table:style-name="Table1.1">
          <table:table-cell table:style-name="Table1.A2" office:value-type="string">
            <text:p text:style-name="P10">label</text:p>
          </table:table-cell>
          <table:table-cell table:style-name="Table1.B2" office:value-type="string">
            <text:p text:style-name="P7">Label, texte mis avant la zone de saisie</text:p>
          </table:table-cell>
        </table:table-row>
        <table:table-row table:style-name="Table1.1">
          <table:table-cell table:style-name="Table1.A2" office:value-type="string">
            <text:p text:style-name="P10">placeholder</text:p>
          </table:table-cell>
          <table:table-cell table:style-name="Table1.B2" office:value-type="string">
            <text:p text:style-name="P7">Invite de saisie affiché dans la zone de saisie avant toute saisie</text:p>
          </table:table-cell>
        </table:table-row>
        <table:table-row table:style-name="Table1.1">
          <table:table-cell table:style-name="Table1.A7" office:value-type="string">
            <text:p text:style-name="P10">labelWidthBT</text:p>
          </table:table-cell>
          <table:table-cell table:style-name="Table1.B7" office:value-type="string">
            <text:p text:style-name="P7">Taille du label en unité Bootstrap Twitter (la zone de saisie aura pour taille 12 moins celle ici précisée)</text:p>
          </table:table-cell>
        </table:table-row>
        <table:table-row table:style-name="Table1.1">
          <table:table-cell table:style-name="Table1.A7" office:value-type="string">
            <text:p text:style-name="P10">errMessage</text:p>
          </table:table-cell>
          <table:table-cell table:style-name="Table1.B7" office:value-type="string">
            <text:p text:style-name="P29">Message d’erreur à afficher (initié par l’application)</text:p>
          </table:table-cell>
        </table:table-row>
        <table:table-row table:style-name="Table1.1">
          <table:table-cell table:style-name="Table1.A7" office:value-type="string">
            <text:p text:style-name="P10">icon</text:p>
          </table:table-cell>
          <table:table-cell table:style-name="Table1.B7" office:value-type="string">
            <text:p text:style-name="P7">Icône affiché à gauche de la zone de saisie</text:p>
          </table:table-cell>
        </table:table-row>
        <table:table-row table:style-name="Table1.1">
          <table:table-cell table:style-name="Table1.A7" office:value-type="string">
            <text:p text:style-name="P10">event</text:p>
          </table:table-cell>
          <table:table-cell table:style-name="Table1.B7" office:value-type="string">
            <text:p text:style-name="P3"><text:span text:style-name="T34">Tableau </text:span>de paramétrage des événements possible<text:span text:style-name="T34">s</text:span> sur un bouton : <text:span text:style-name="T34">clic</text:span> seulement</text:p>
          </table:table-cell>
        </table:table-row>
      </table:table>
      <text:list xml:id="list203221459868845" text:continue-list="list19910160" text:style-name="WWNum9">
        <text:list-item>
          <text:p text:style-name="P34"/>
        </text:list-item>
        <text:list-item>
          <text:p text:style-name="P36">Le bloc de paramétrage <text:span text:style-name="T40">d’événement</text:span> – bloc event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203221111753924" text:continue-numbering="true" text:style-name="WWNum9">
              <text:list-item>
                <text:p text:style-name="P18">Attribut</text:p>
              </text:list-item>
            </text:list>
          </table:table-cell>
          <table:table-cell table:style-name="Tableau1.B1" office:value-type="string">
            <text:list xml:id="list203221318408116" text:continue-numbering="true" text:style-name="WWNum9">
              <text:list-item>
                <text:p text:style-name="P18">Explications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list xml:id="list203222214856413" text:continue-numbering="true" text:style-name="WWNum9">
              <text:list-item>
                <text:p text:style-name="P20">class</text:p>
              </text:list-item>
            </text:list>
          </table:table-cell>
          <table:table-cell table:style-name="Tableau1.B2" office:value-type="string">
            <text:list xml:id="list203220871848858" text:continue-numbering="true" text:style-name="WWNum9">
              <text:list-item>
                <text:p text:style-name="P19">Suivant le type de bouton :</text:p>
              </text:list-item>
              <text:list-item>
                <text:p text:style-name="P23">type lien (<text:span text:style-name="T22">LINK</text:span>) = la route <text:span text:style-name="T18">Zend Framework</text:span> du lien,</text:p>
              </text:list-item>
              <text:list-item>
                <text:p text:style-name="P23">autre type = le nom de la classe pour instancier l’objet dans lequel on exécutera une méthode. <text:span text:style-name="T43">(avec son </text:span><text:span text:style-name="T45">namespace Php</text:span><text:span text:style-name="T43">)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list xml:id="list203222488405050" text:continue-numbering="true" text:style-name="WWNum9">
              <text:list-item>
                <text:p text:style-name="P20">method</text:p>
              </text:list-item>
            </text:list>
          </table:table-cell>
          <table:table-cell table:style-name="Tableau1.B3" office:value-type="string">
            <text:list xml:id="list203221933626243" text:continue-numbering="true" text:style-name="WWNum9">
              <text:list-item>
                <text:p text:style-name="P19">Suivant le type de lien :</text:p>
              </text:list-item>
              <text:list-item>
                <text:p text:style-name="P23">type lien (<text:span text:style-name="T22">LINK</text:span>) = <text:span text:style-name="T43">le tableau des paramètres permettant le calcul et génération de l’URL en fonction de la route </text:span><text:span text:style-name="T19">Zend Framework</text:span><text:span text:style-name="T43">,</text:span></text:p>
              </text:list-item>
              <text:list-item>
                <text:p text:style-name="P24">autre type : nom de la méthode à exécuter dans l’objet instancié à partir du nom ce classe stocké dans <text:span text:style-name="T25">class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list xml:id="list203221089430931" text:continue-numbering="true" text:style-name="WWNum9">
              <text:list-item>
                <text:p text:style-name="P20">stopEvt</text:p>
              </text:list-item>
            </text:list>
          </table:table-cell>
          <table:table-cell table:style-name="Tableau1.B3" office:value-type="string">
            <text:list xml:id="list203221480569968" text:continue-numbering="true" text:style-name="WWNum9">
              <text:list-item>
                <text:p text:style-name="P19">Booléen indiquant la propagation (<text:span text:style-name="T44">true</text:span>) ou la non propagation (<text:span text:style-name="T44">false</text:span>) de l’événement codé.</text:p>
              </text:list-item>
            </text:list>
          </table:table-cell>
        </table:table-row>
      </table:table>
      <text:list xml:id="list203221694869207" text:continue-numbering="true" text:style-name="WWNum9">
        <text:list-item>
          <text:p text:style-name="P16">Le <text:span text:style-name="T34">bloc ‘event’ <text:s/>sera intégré dans l’attribut tableau </text:span><text:span text:style-name="T8">event</text:span><text:span text:style-name="T34"> en ayant pour clé ‘</text:span><text:span text:style-name="T8">c</text:span><text:span text:style-name="T9">hange</text:span><text:span text:style-name="T34">’ ou ‘</text:span><text:span text:style-name="T9">keyup</text:span><text:span text:style-name="T34">’.</text:span></text:p>
        </text:list-item>
        <text:list-item>
          <text:p text:style-name="P16"/>
        </text:list-item>
        <text:list-item>
          <text:p text:style-name="P35"><text:soft-page-break/>Les méthodes de base</text:p>
          <text:list>
            <text:list-item>
              <text:p text:style-name="P37">Les méthodes publiques de base</text:p>
            </text:list-item>
          </text:list>
        </text:list-item>
      </text:list>
      <text:p text:style-name="P15">Ces méthodes servent au paramétrage bas niveau de l’objet, au regard ds attributs de base. Généralement ces méthodes ne seront pas surchargées, sauf cas contraire suivant le contexte.</text:p>
      <text:list xml:id="list203220781052553" text:continue-numbering="true" text:style-name="WWNum9">
        <text:list-item>
          <text:list>
            <text:list-item>
              <text:list>
                <text:list-item>
                  <text:p text:style-name="P38">Le constructeur - __construct($id)</text:p>
                </text:list-item>
              </text:list>
            </text:list-item>
          </text:list>
        </text:list-item>
      </text:list>
      <text:p text:style-name="P1">Méthode de génération de l’objet.</text:p>
      <text:p text:style-name="P13"><text:span text:style-name="T5">$id<text:tab/><text:tab/><text:tab/></text:span><text:span text:style-name="T1">: identifiant de l’objet,</text:span></text:p>
      <text:p text:style-name="P25"><text:span text:style-name="T2">Cette méthode </text:span><text:span text:style-name="T3">demande</text:span><text:span text:style-name="T2"> l’exécution de la méthode publique </text:span><text:span text:style-name="T12">initProperties($id, $arrayData)</text:span><text:span text:style-name="T6"> </text:span><text:span text:style-name="T41">de l’objet parent</text:span><text:span text:style-name="T7"> OObject </text:span><text:span text:style-name="T16">pour la création de l’objet courant par le code </text:span><text:span text:style-name="T13">parent::__construct($id, $arrayData)</text:span><text:span text:style-name="T2">. </text:span><text:span text:style-name="T13">$arrayData</text:span><text:span text:style-name="T2"> </text:span><text:span text:style-name="T4">prend pour valeur le chemin et le nom du fichier de paramétrage de l’objet </text:span><text:span text:style-name="T14">OD</text:span><text:span text:style-name="T15">Input</text:span><text:span text:style-name="T4">.</text:span></text:p>
      <text:p text:style-name="P26"><text:span text:style-name="T4"/></text:p>
      <text:list xml:id="list203222054206696" text:continue-numbering="true" text:style-name="WWNum9">
        <text:list-item>
          <text:list>
            <text:list-item>
              <text:list>
                <text:list-item>
                  <text:p text:style-name="P38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Méthode</text:p>
          </table:table-cell>
          <table:table-cell table:style-name="Table6.B1" office:value-type="string">
            <text:p text:style-name="P2">Explications</text:p>
          </table:table-cell>
        </table:table-row>
        <table:table-row table:style-name="Table6.2">
          <table:table-cell table:style-name="Table6.A2" office:value-type="string">
            <text:p text:style-name="P12">setType($type)</text:p>
          </table:table-cell>
          <table:table-cell table:style-name="Table6.B2" office:value-type="string">
            <text:p text:style-name="P4">affecte le type de saisie :</text:p>
            <text:list xml:id="list1240120248" text:style-name="L3">
              <text:list-item>
                <text:p text:style-name="P21"><text:span text:style-name="T22">TEXT</text:span> <text:s text:c="4"/>: mode texte,</text:p>
              </text:list-item>
              <text:list-item>
                <text:p text:style-name="P22"><text:span text:style-name="T22">PASSWORD</text:span> : saisie de mot de passe (caché, présence d'étoile à la place),</text:p>
              </text:list-item>
              <text:list-item>
                <text:p text:style-name="P22"><text:span text:style-name="T22">HIDDEN</text:span> <text:s text:c="2"/>: variable cachée,</text:p>
              </text:list-item>
              <text:list-item>
                <text:p text:style-name="P22"><text:span text:style-name="T23">NUMBER</text:span> <text:s text:c="2"/>: <text:span text:style-name="T35">saisie de chiffres seulement</text:span></text:p>
              </text:list-item>
            </text:list>
          </table:table-cell>
        </table:table-row>
        <table:table-row table:style-name="Table6.3">
          <table:table-cell table:style-name="Table6.A2" office:value-type="string">
            <text:p text:style-name="P12">getType()</text:p>
          </table:table-cell>
          <table:table-cell table:style-name="Table6.B2" office:value-type="string">
            <text:p text:style-name="P8">Restitution du type de saisie paramétré sur l’objet courant</text:p>
          </table:table-cell>
        </table:table-row>
        <table:table-row table:style-name="Table6.4">
          <table:table-cell table:style-name="Table6.A2" office:value-type="string">
            <text:p text:style-name="P12">setSize($size)</text:p>
          </table:table-cell>
          <table:table-cell table:style-name="Table6.B2" office:value-type="string">
            <text:p text:style-name="P27">fixe le nombre de caractères (maximum) à afficher <text:span text:style-name="T40">(principalement pour les types </text:span><text:span text:style-name="T22">TEXT</text:span><text:span text:style-name="T40"> et </text:span><text:span text:style-name="T22">PASSWORD</text:span><text:span text:style-name="T40">)</text:span></text:p>
          </table:table-cell>
        </table:table-row>
        <table:table-row table:style-name="Table6.4">
          <table:table-cell table:style-name="Table6.A2" office:value-type="string">
            <text:p text:style-name="P12">getSize()</text:p>
          </table:table-cell>
          <table:table-cell table:style-name="Table6.B2" office:value-type="string">
            <text:p text:style-name="P28">Restitution de la taille en caractère de la partie de la zone de saisie affichée à l’écran <text:span text:style-name="T40">(principalement pour les types </text:span><text:span text:style-name="T24">TEXT</text:span><text:span text:style-name="T40"> et </text:span><text:span text:style-name="T24">PASSWORD</text:span><text:span text:style-name="T40">)</text:span></text:p>
          </table:table-cell>
        </table:table-row>
        <table:table-row table:style-name="Table6.6">
          <table:table-cell table:style-name="Table6.A2" office:value-type="string">
            <text:p text:style-name="P12">setMaxLength($maxLength)</text:p>
          </table:table-cell>
          <table:table-cell table:style-name="Table6.B2" office:value-type="string">
            <text:p text:style-name="P32">fixe le nombre de caractères (maximum) à saisir <text:span text:style-name="T42">(principalement pour les types </text:span><text:span text:style-name="T29">TEXT</text:span><text:span text:style-name="T42"> et </text:span><text:span text:style-name="T29">PASSWORD</text:span><text:span text:style-name="T42">)</text:span></text:p>
          </table:table-cell>
        </table:table-row>
        <table:table-row table:style-name="Table6.7">
          <table:table-cell table:style-name="Table6.A2" office:value-type="string">
            <text:p text:style-name="P12">getMaxLength()</text:p>
          </table:table-cell>
          <table:table-cell table:style-name="Table6.B2" office:value-type="string">
            <text:p text:style-name="P28">Restitution de la taille maximale en caractères de la zone de saisie <text:span text:style-name="T40">(principalement pour les types </text:span><text:span text:style-name="T24">TEXT</text:span><text:span text:style-name="T40"> et </text:span><text:span text:style-name="T24">PASSWORD</text:span><text:span text:style-name="T40">)</text:span></text:p>
          </table:table-cell>
        </table:table-row>
        <table:table-row table:style-name="Table6.8">
          <table:table-cell table:style-name="Table6.A2" office:value-type="string">
            <text:p text:style-name="P12">setLabel()</text:p>
          </table:table-cell>
          <table:table-cell table:style-name="Table6.B2" office:value-type="string">
            <text:p text:style-name="P8">Fixe le label ou texte affiché à gauche de la zone de saisie</text:p>
          </table:table-cell>
        </table:table-row>
        <table:table-row table:style-name="Table6.9">
          <table:table-cell table:style-name="Table6.A2" office:value-type="string">
            <text:p text:style-name="P12">getLabel()</text:p>
          </table:table-cell>
          <table:table-cell table:style-name="Table6.B2" office:value-type="string">
            <text:p text:style-name="P8">Récupération de la valeur courante du label ou texte qui sera affiché à gauche de la zone de saisie</text:p>
          </table:table-cell>
        </table:table-row>
        <table:table-row table:style-name="Table6.10">
          <table:table-cell table:style-name="Table6.A2" office:value-type="string">
            <text:p text:style-name="P12">setPlaceholder($placeholder)</text:p>
          </table:table-cell>
          <table:table-cell table:style-name="Table6.B2" office:value-type="string">
            <text:p text:style-name="P8">Fixe le texte invite de saisie à afficher dans la zone de saisie avant toute saisie effective <text:span text:style-name="T40">(affiché en demi teinte)</text:span></text:p>
          </table:table-cell>
        </table:table-row>
        <table:table-row table:style-name="Table6.11">
          <table:table-cell table:style-name="Table6.A2" office:value-type="string">
            <text:p text:style-name="P12">getPlaceholder()</text:p>
          </table:table-cell>
          <table:table-cell table:style-name="Table6.B2" office:value-type="string">
            <text:p text:style-name="P8">Récupération de la valeur courante de l’invite de saisie</text:p>
          </table:table-cell>
        </table:table-row>
        <table:table-row table:style-name="Table6.12">
          <table:table-cell table:style-name="Table6.A2" office:value-type="string">
            <text:p text:style-name="P12">setLabelWidthBT($labelWidthBT)</text:p>
          </table:table-cell>
          <table:table-cell table:style-name="Table6.B2" office:value-type="string">
            <text:p text:style-name="P4">attribut une largeur (<text:span text:style-name="T18">Bootstrap Twitter</text:span>) au label (tableau de valeur en rapport des 4 médias gérés)</text:p>
          </table:table-cell>
        </table:table-row>
        <table:table-row table:style-name="Table6.12">
          <table:table-cell table:style-name="Table6.A13" office:value-type="string">
            <text:p text:style-name="P12">getLabelWidthBT()</text:p>
          </table:table-cell>
          <table:table-cell table:style-name="Table6.B13" office:value-type="string">
            <text:p text:style-name="P8">Récupération de la taille en unité Bootstrap Twitter, du label ou texte placé à gauche de la zone de saisie</text:p>
          </table:table-cell>
        </table:table-row>
        <table:table-row table:style-name="Table6.12">
          <table:table-cell table:style-name="Table6.A13" office:value-type="string">
            <text:p text:style-name="P12">evtChanget($class, $method, $stopEvt)</text:p>
          </table:table-cell>
          <table:table-cell table:style-name="Table6.B13" office:value-type="string">
            <text:p text:style-name="P29">Méthode de déclaration de l’action à exécuter sur changement de valeur durant la saisie <text:span text:style-name="T46">avec les règles précisées dans la description du bloc d’</text:span><text:span text:style-name="T20">attrubuts event.</text:span></text:p>
          </table:table-cell>
        </table:table-row>
        <table:table-row table:style-name="Table6.12">
          <table:table-cell table:style-name="Table6.A13" office:value-type="string">
            <text:p text:style-name="P12">disChange()</text:p>
          </table:table-cell>
          <table:table-cell table:style-name="Table6.B13" office:value-type="string">
            <text:p text:style-name="P30">Méthode déactivant tout paramétrage d’événement <text:span text:style-name="T22">c</text:span><text:span text:style-name="T24">hange</text:span> sur l’objet courant.</text:p>
          </table:table-cell>
        </table:table-row>
        <table:table-row table:style-name="Table6.12">
          <table:table-cell table:style-name="Table6.A13" office:value-type="string">
            <text:p text:style-name="P12">evtKeyup($class, $method, $stopEvt)</text:p>
          </table:table-cell>
          <table:table-cell table:style-name="Table6.B13" office:value-type="string">
            <text:p text:style-name="P29">Méthode de déclaration de l’action à exécuter à chaque relachement de touche du clavier durant la saisie <text:span text:style-name="T46">avec les règles précisées dans la description du bloc d’</text:span><text:span text:style-name="T20">attrubuts event.</text:span></text:p>
          </table:table-cell>
        </table:table-row>
        <table:table-row table:style-name="Table6.12">
          <table:table-cell table:style-name="Table6.A13" office:value-type="string">
            <text:p text:style-name="P12">disKeyup()</text:p>
          </table:table-cell>
          <table:table-cell table:style-name="Table6.B13" office:value-type="string">
            <text:p text:style-name="P30">Méthode déactivant tout paramétrage d’événement <text:span text:style-name="T24">keyup</text:span> sur l’objet courant.</text:p>
          </table:table-cell>
        </table:table-row>
        <text:soft-page-break/>
        <table:table-row table:style-name="Table6.12">
          <table:table-cell table:style-name="Table6.A13" office:value-type="string">
            <text:p text:style-name="P12">setIcon($icon)</text:p>
          </table:table-cell>
          <table:table-cell table:style-name="Table6.B13" office:value-type="string">
            <text:p text:style-name="P29">Méthode de détermination de l’icône qui sera affichée à gauche du <text:span text:style-name="T28">label</text:span>. <text:span text:style-name="T28">$icon</text:span> co<text:span text:style-name="T47">n</text:span>tient alors la classe à appliquer à la balise &lt;i&gt;&lt;/i&gt; pour afficher l’icône <text:span text:style-name="T18">F</text:span><text:span text:style-name="T21">o</text:span><text:span text:style-name="T18">nt</text:span><text:span text:style-name="T21">A</text:span><text:span text:style-name="T18">weresome</text:span> ou <text:span text:style-name="T18">Glyphicon</text:span></text:p>
          </table:table-cell>
        </table:table-row>
        <table:table-row table:style-name="Table6.12">
          <table:table-cell table:style-name="Table6.A13" office:value-type="string">
            <text:p text:style-name="P12">getIcon()</text:p>
          </table:table-cell>
          <table:table-cell table:style-name="Table6.B13" office:value-type="string">
            <text:p text:style-name="P29">Méthode restituant la classe devant être appliquer à la balise &lt;i&gt;&lt;/i&gt; placée à gauche du <text:span text:style-name="T28">label</text:span>.</text:p>
          </table:table-cell>
        </table:table-row>
        <table:table-row table:style-name="Table6.12">
          <table:table-cell table:style-name="Table6.A13" office:value-type="string">
            <text:p text:style-name="P12">setWide($wide)</text:p>
          </table:table-cell>
          <table:table-cell table:style-name="Table6.B13" office:value-type="string">
            <text:p text:style-name="P31">Taille réelle de l’affichage de la zone de saisie <text:span text:style-name="T26">OD</text:span><text:span text:style-name="T23">Input</text:span>, exprimable en toute unité accepté par <text:span text:style-name="T18">HTML</text:span> et <text:span text:style-name="T18">CSS</text:span></text:p>
          </table:table-cell>
        </table:table-row>
        <table:table-row table:style-name="Table6.12">
          <table:table-cell table:style-name="Table6.A13" office:value-type="string">
            <text:p text:style-name="P12">getWide()</text:p>
          </table:table-cell>
          <table:table-cell table:style-name="Table6.B13" office:value-type="string">
            <text:p text:style-name="P31">Méthode de restitution de la taille <text:s/>réelle de l’affichage de la zone de saisie <text:span text:style-name="T26">OD</text:span><text:span text:style-name="T23">Input</text:span>.</text:p>
          </table:table-cell>
        </table:table-row>
      </table:table>
      <text:list xml:id="list203222348951483" text:continue-list="list203222054206696" text:style-name="WWNum9">
        <text:list-item>
          <text:list>
            <text:list-item>
              <text:p text:style-name="P37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Méthode</text:p>
          </table:table-cell>
          <table:table-cell table:style-name="Table8.B1" office:value-type="string">
            <text:p text:style-name="P2">Explications</text:p>
          </table:table-cell>
        </table:table-row>
        <table:table-row table:style-name="Table8.2">
          <table:table-cell table:style-name="Table8.A2" office:value-type="string">
            <text:p text:style-name="P12">getInpTypesConstants()</text:p>
          </table:table-cell>
          <table:table-cell table:style-name="Table8.B2" office:value-type="string">
            <text:p text:style-name="P31">Méthode de récupération et restitution sous forme d’un tableau Php, des constantes (en valeur) dont le nom commence par ‘<text:span text:style-name="T48">INPTYPE</text:span>’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Caviar Dreams" svg:font-family="'Caviar Dreams'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fo:line-height="100%"/>
      <style:text-properties style:font-name="Caviar Dreams" fo:font-family="'Caviar Dreams'" style:font-pitch="variable" fo:font-size="10pt" fo:language="fr" fo:country="FR" officeooo:rsid="002755e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bold" style:font-name-asian="Caviar Dreams2" style:font-family-asian="'Caviar Dreams'" style:font-family-generic-asian="system" style:font-pitch-asian="variable" style:font-size-asian="18pt" style:font-style-asian="normal" style:font-weight-asian="bold" style:font-name-complex="Caviar Dreams2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6pt" fo:font-style="normal" style:text-underline-style="none" fo:font-weight="bold" style:font-name-asian="Caviar Dreams2" style:font-family-asian="'Caviar Dreams'" style:font-family-generic-asian="system" style:font-pitch-asian="variable" style:font-size-asian="16pt" style:font-style-asian="normal" style:font-weight-asian="bold" style:font-name-complex="Caviar Dreams2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4pt" fo:font-style="normal" style:text-underline-style="none" fo:font-weight="bold" style:font-name-asian="Caviar Dreams2" style:font-family-asian="'Caviar Dreams'" style:font-family-generic-asian="system" style:font-pitch-asian="variable" style:font-size-asian="14pt" style:font-style-asian="normal" style:font-weight-asian="bold" style:font-name-complex="Caviar Dreams2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28pt" fo:font-style="normal" style:text-underline-style="none" fo:font-weight="bold" style:font-name-asian="Caviar Dreams2" style:font-family-asian="'Caviar Dreams'" style:font-family-generic-asian="system" style:font-pitch-asian="variable" style:font-size-asian="28pt" style:font-style-asian="normal" style:font-weight-asian="bold" style:font-name-complex="Caviar Dreams2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normal" style:font-name-asian="Caviar Dreams2" style:font-family-asian="'Caviar Dreams'" style:font-family-generic-asian="system" style:font-pitch-asian="variable" style:font-size-asian="18pt" style:font-style-asian="normal" style:font-weight-asian="normal" style:font-name-complex="Caviar Dreams2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17T20:32:20.564058902</dc:date>
    <meta:editing-duration>PT47M20S</meta:editing-duration>
    <meta:editing-cycles>9</meta:editing-cycles>
    <meta:document-statistic meta:table-count="4" meta:image-count="0" meta:object-count="0" meta:page-count="3" meta:paragraph-count="108" meta:word-count="870" meta:character-count="5492" meta:non-whitespace-character-count="4691"/>
  </office:meta>
</office:document-meta>
</file>